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072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4928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32.652pt" style:use-optimal-column-width="true"/>
    </style:style>
    <style:style style:name="ACOL-24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 table:number-columns-repeated="2"/>
        <table:table-column table:default-cell-style-name="ACE-1" table:style-name="ACOL-17" table:number-columns-repeated="44"/>
        <table:table-column table:style-name="ACOL-6" table:number-columns-repeated="64"/>
        <table:table-column table:style-name="ACOL-0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Q1];[.I$1:.I$1048576];0)" office:value-type="float" office:value="45">
            <text:p>45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Q2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46">
            <text:p>0.8246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8286">
            <text:p>0.8286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63770000000000004">
            <text:p>0.6377</text:p>
          </table:table-cell>
          <table:table-cell table:style-name="ACE-3" office:value-type="float" office:value="0.59809999999999997">
            <text:p>0.5981</text:p>
          </table:table-cell>
          <table:table-cell table:style-name="ACE-3" office:value-type="float" office:value="0.12970000000000001">
            <text:p>0.1297</text:p>
          </table:table-cell>
          <table:table-cell table:style-name="ACE-3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Q3];[.I$1:.I$1048576];0)" office:value-type="float" office:value="44">
            <text:p>44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Q4];[.I$1:.I$1048576];0)" office:value-type="float" office:value="93">
            <text:p>93</text:p>
          </table:table-cell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Q5];[.I$1:.I$1048576];0)" office:value-type="float" office:value="94">
            <text:p>9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Q6];[.I$1:.I$1048576];0)" office:value-type="float" office:value="50">
            <text:p>5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Q7];[.I$1:.I$1048576];0)" office:value-type="float" office:value="36">
            <text:p>36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Q8];[.I$1:.I$1048576];0)" office:value-type="float" office:value="69">
            <text:p>6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Q9];[.I$1:.I$1048576];0)" office:value-type="float" office:value="22">
            <text:p>2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Q10];[.I$1:.I$1048576];0)" office:value-type="float" office:value="23">
            <text:p>23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Q11];[.I$1:.I$1048576];0)" office:value-type="float" office:value="90">
            <text:p>9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Q12];[.I$1:.I$1048576];0)" office:value-type="float" office:value="90">
            <text:p>90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Q13];[.I$1:.I$1048576];0)" office:value-type="float" office:value="47">
            <text:p>4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Q14];[.I$1:.I$1048576];0)" office:value-type="float" office:value="49">
            <text:p>49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Q15];[.I$1:.I$1048576];0)" office:value-type="float" office:value="82">
            <text:p>82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Q16];[.I$1:.I$1048576];0)" office:value-type="float" office:value="38">
            <text:p>38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Q17];[.I$1:.I$1048576];0)" office:value-type="float" office:value="87">
            <text:p>8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Q18];[.I$1:.I$1048576];0)" office:value-type="float" office:value="34">
            <text:p>34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nbc</text:p>
          </table:table-cell>
          <table:table-cell table:style-name="ACE-4" office:value-type="string">
            <text:p>power transformer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8570000000000004">
            <text:p>0.8857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83560000000000001">
            <text:p>0.8356</text:p>
          </table:table-cell>
          <table:table-cell table:style-name="ACE-4" office:value-type="float" office:value="0.66559999999999997">
            <text:p>0.6656</text:p>
          </table:table-cell>
          <table:table-cell table:style-name="ACE-4" office:value-type="float" office:value="0.63790000000000002">
            <text:p>0.6379</text:p>
          </table:table-cell>
          <table:table-cell table:style-name="ACE-4" office:value-type="float" office:value="0.156">
            <text:p>0.156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Q19];[.I$1:.I$1048576];0)" office:value-type="float" office:value="95">
            <text:p>95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Q20];[.I$1:.I$1048576];0)" office:value-type="float" office:value="67">
            <text:p>67</text:p>
          </table:table-cell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lr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3699999999999997">
            <text:p>0.837</text:p>
          </table:table-cell>
          <table:table-cell table:style-name="ACE-4" office:value-type="float" office:value="0.87849999999999995">
            <text:p>0.8785</text:p>
          </table:table-cell>
          <table:table-cell table:style-name="ACE-4" office:value-type="float" office:value="0.8468">
            <text:p>0.846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6320000000000001">
            <text:p>0.6632</text:p>
          </table:table-cell>
          <table:table-cell table:style-name="ACE-4" office:value-type="float" office:value="0.63119999999999998">
            <text:p>0.6312</text:p>
          </table:table-cell>
          <table:table-cell table:style-name="ACE-4" office:value-type="float" office:value="0.14219999999999999">
            <text:p>0.1422</text:p>
          </table:table-cell>
          <table:table-cell table:style-name="ACE-4" office:value-type="float" office:value="0.4854">
            <text:p>0.485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309999999999996">
            <text:p>0.8431</text:p>
          </table:table-cell>
          <table:table-cell table:style-name="ACE-4" office:value-type="float" office:value="0.92859999999999998">
            <text:p>0.9286</text:p>
          </table:table-cell>
          <table:table-cell table:style-name="ACE-4" office:value-type="float" office:value="0.77380000000000004">
            <text:p>0.7738</text:p>
          </table:table-cell>
          <table:table-cell table:style-name="ACE-4" office:value-type="float" office:value="0.92749999999999999">
            <text:p>0.9275</text:p>
          </table:table-cell>
          <table:table-cell table:style-name="ACE-4" office:value-type="float" office:value="0.70050000000000001">
            <text:p>0.7005</text:p>
          </table:table-cell>
          <table:table-cell table:style-name="ACE-4" office:value-type="float" office:value="0.60409999999999997">
            <text:p>0.6041</text:p>
          </table:table-cell>
          <table:table-cell table:style-name="ACE-4" office:value-type="float" office:value="0.1263">
            <text:p>0.1263</text:p>
          </table:table-cell>
          <table:table-cell table:style-name="ACE-4" office:value-type="float" office:value="0.8165">
            <text:p>0.816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4240000000000004">
            <text:p>0.8424</text:p>
          </table:table-cell>
          <table:table-cell table:style-name="ACE-4" office:value-type="float" office:value="0.90200000000000002">
            <text:p>0.90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6299999999999999">
            <text:p>0.863</text:p>
          </table:table-cell>
          <table:table-cell table:style-name="ACE-4" office:value-type="float" office:value="0.68100000000000005">
            <text:p>0.681</text:p>
          </table:table-cell>
          <table:table-cell table:style-name="ACE-4" office:value-type="float" office:value="0.61119999999999997">
            <text:p>0.6112</text:p>
          </table:table-cell>
          <table:table-cell table:style-name="ACE-4" office:value-type="float" office:value="0.080659999999999996">
            <text:p>0.08066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ba64d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0.60070000000000001">
            <text:p>0.6007</text:p>
          </table:table-cell>
          <table:table-cell table:style-name="ACE-4" office:value-type="float" office:value="0.11749999999999999">
            <text:p>0.1175</text:p>
          </table:table-cell>
          <table:table-cell table:style-name="ACE-4" office:value-type="float" office:value="0.86599999999999999">
            <text:p>0.866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e01426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knn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single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91779999999999995">
            <text:p>0.9178</text:p>
          </table:table-cell>
          <table:table-cell table:style-name="ACE-4" office:value-type="float" office:value="0.78820000000000001">
            <text:p>0.7882</text:p>
          </table:table-cell>
          <table:table-cell table:style-name="ACE-4" office:value-type="float" office:value="0.91549999999999998">
            <text:p>0.9155</text:p>
          </table:table-cell>
          <table:table-cell table:style-name="ACE-4" office:value-type="float" office:value="0.70230000000000004">
            <text:p>0.7023</text:p>
          </table:table-cell>
          <table:table-cell table:style-name="ACE-4" office:value-type="float" office:value="0.63249999999999995">
            <text:p>0.6325</text:p>
          </table:table-cell>
          <table:table-cell table:style-name="ACE-4" office:value-type="float" office:value="0.1241">
            <text:p>0.1241</text:p>
          </table:table-cell>
          <table:table-cell table:style-name="ACE-4" office:value-type="float" office:value="0.61240000000000006">
            <text:p>0.6124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be588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rfc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0.59640000000000004">
            <text:p>0.5964</text:p>
          </table:table-cell>
          <table:table-cell table:style-name="ACE-4" office:value-type="float" office:value="0.1071">
            <text:p>0.1071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2679999999999998">
            <text:p>0.8268</text:p>
          </table:table-cell>
          <table:table-cell table:style-name="ACE-1" office:value-type="float" office:value="0.94589999999999996">
            <text:p>0.9459</text:p>
          </table:table-cell>
          <table:table-cell table:style-name="ACE-1" office:value-type="float" office:value="0.6986">
            <text:p>0.6986</text:p>
          </table:table-cell>
          <table:table-cell table:style-name="ACE-1" office:value-type="float" office:value="0.68200000000000005">
            <text:p>0.682</text:p>
          </table:table-cell>
          <table:table-cell table:style-name="ACE-1" office:value-type="float" office:value="0.63619999999999999">
            <text:p>0.6362</text:p>
          </table:table-cell>
          <table:table-cell table:style-name="ACE-1" office:value-type="float" office:value="0.15010000000000001">
            <text:p>0.1501</text:p>
          </table:table-cell>
          <table:table-cell table:style-name="ACE-1" office:value-type="float" office:value="0.68600000000000005">
            <text:p>0.68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553cb9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4350000000000003">
            <text:p>0.8435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3390000000000002">
            <text:p>0.6339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4019999999999999">
            <text:p>0.1402</text:p>
          </table:table-cell>
          <table:table-cell table:style-name="ACE-1" office:value-type="float" office:value="0.31619999999999998">
            <text:p>0.316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51314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0019999999999996">
            <text:p>0.6002</text:p>
          </table:table-cell>
          <table:table-cell table:style-name="ACE-1" office:value-type="float" office:value="0.58860000000000001">
            <text:p>0.5886</text:p>
          </table:table-cell>
          <table:table-cell table:style-name="ACE-1" office:value-type="float" office:value="0.14119999999999999">
            <text:p>0.1412</text:p>
          </table:table-cell>
          <table:table-cell table:style-name="ACE-1" office:value-type="float" office:value="0.22359999999999999">
            <text:p>0.2236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  <table:table-cell table:style-name="Gnumeric-default"/>
        </table:table-row>
        <table:table-row table:style-name="AROW-1">
          <table:table-cell table:style-name="ACE-4" office:value-type="string">
            <text:p>svm</text:p>
          </table:table-cell>
          <table:table-cell table:style-name="ACE-4" office:value-type="string">
            <text:p>robust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5329999999999995">
            <text:p>0.8533</text:p>
          </table:table-cell>
          <table:table-cell table:style-name="ACE-4" office:value-type="float" office:value="0.86209999999999998">
            <text:p>0.8621</text:p>
          </table:table-cell>
          <table:table-cell table:style-name="ACE-4" office:value-type="float" office:value="0.90090000000000003">
            <text:p>0.9009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9099999999999995">
            <text:p>0.691</text:p>
          </table:table-cell>
          <table:table-cell table:style-name="ACE-4" office:value-type="float" office:value="0.63170000000000004">
            <text:p>0.6317</text:p>
          </table:table-cell>
          <table:table-cell table:style-name="ACE-4" office:value-type="float" office:value="0.1439">
            <text:p>0.1439</text:p>
          </table:table-cell>
          <table:table-cell table:style-name="ACE-4" office:value-type="float" office:value="0.67079999999999995">
            <text:p>0.6708</text:p>
          </table:table-cell>
          <table:table-cell table:style-name="ACE-4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  <table:table-cell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5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19" table:style-name="ACE-1"/>
          <table:table-cell table:style-name="ACE-2"/>
          <table:table-cell table:number-columns-repeated="107" table:style-name="ACE-1"/>
          <table:table-cell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4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>
          <table:table-cell table:number-columns-repeated="14" table:style-name="ACE-1"/>
          <table:table-cell table:number-columns-repeated="49" table:style-name="ACE-4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2" table:style-name="ACE-5"/>
          <table:table-cell table:style-name="ACE-1"/>
          <table:table-cell table:style-name="ACE-5"/>
          <table:table-cell table:number-columns-repeated="113" table:style-name="ACE-1"/>
          <table:table-cell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2" table:style-name="ACE-3"/>
          <table:table-cell table:style-name="ACE-1"/>
          <table:table-cell table:style-name="ACE-3"/>
          <table:table-cell table:number-columns-repeated="113" table:style-name="ACE-1"/>
          <table:table-cell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4" table:style-name="ACE-1"/>
          <table:table-cell table:number-columns-repeated="49" table:style-name="ACE-3"/>
          <table:table-cell table:number-columns-repeated="64" table:style-name="ACE-1"/>
          <table:table-cell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7" table:style-name="ACE-1"/>
          <table:table-cell table:style-name="Gnumeric-default"/>
        </table:table-row>
        <table:table-row table:style-name="AROW-0" table:number-rows-repeated="1048281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3" gnm:cursor-row="83">
          <gnm:selection gnm:start-col="13" gnm:start-row="83" gnm:end-col="13" gnm:end-row="8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23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24"/>
        <table:table-column table:default-cell-style-name="ACE-11" table:style-name="ACOL-13"/>
        <table:table-column table:default-cell-style-name="ACE-11" table:style-name="ACOL-17"/>
        <table:table-column table:default-cell-style-name="ACE-11" table:style-name="ACOL-15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 table:number-columns-repeated="2"/>
        <table:table-column table:default-cell-style-name="ACE-11" table:style-name="ACOL-17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7:48:07Z</dc:date>
    <meta:editing-cycles>61</meta:editing-cycles>
    <meta:editing-duration>P1DT2H39M15S</meta:editing-duration>
    <meta:generator>gnumeric/1.12.46</meta:generator>
  </office:meta>
</office:document-meta>
</file>